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7.628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43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2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18cm" svg:height="1.195cm" svg:x="6.842cm" svg:y="1.889cm">
          <draw:text-box>
            <text:p><text:span text:style-name="T1">Conceptual Model</text:span></text:p>
          </draw:text-box>
        </draw:frame>
        <draw:custom-shape draw:style-name="gr2" draw:text-style-name="P2" xml:id="id3" draw:id="id3" draw:layer="layout" svg:width="8.128cm" svg:height="2.286cm" svg:x="2.27cm" svg:y="6.969cm">
          <text:p text:style-name="P2">Average Passenger Volume</text:p>
          <text:p text:style-name="P2">(Passengers per Week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128cm" svg:height="2.286cm" svg:x="2.27cm" svg:y="3.921cm">
          <text:p text:style-name="P2">Intercity Distanc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8.128cm" svg:height="2.286cm" svg:x="2.27cm" svg:y="10.144cm">
          <text:p text:style-name="P2">Lead Shareholder</text:p>
          <text:p text:style-name="P2">Percent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937cm" svg:height="2.54cm" svg:x="14.97cm" svg:y="6.969cm">
          <text:p text:style-name="P2">Cost of</text:p>
          <text:p text:style-name="P2">Fligh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0.398cm" svg:y1="5.064cm" svg:x2="14.97cm" svg:y2="8.239cm" draw:start-shape="id1" draw:start-glue-point="1" draw:end-shape="id2" svg:d="M10398 5064c3429 0 1143 3175 4572 3175" svg:viewBox="0 0 4573 3176">
          <text:p/>
        </draw:connector>
        <draw:connector draw:style-name="gr4" draw:text-style-name="P3" draw:layer="layout" draw:type="curve" svg:x1="10.398cm" svg:y1="8.112cm" svg:x2="14.97cm" svg:y2="8.239cm" draw:start-shape="id3" draw:start-glue-point="1" draw:end-shape="id2" svg:d="M10398 8112c3429 0 1143 127 4572 127" svg:viewBox="0 0 4573 128">
          <text:p/>
        </draw:connector>
        <draw:connector draw:style-name="gr4" draw:text-style-name="P3" draw:layer="layout" draw:type="curve" svg:x1="10.398cm" svg:y1="11.287cm" svg:x2="14.97cm" svg:y2="8.239cm" draw:start-shape="id4" draw:end-shape="id2" draw:end-glue-point="3" svg:d="M10398 11287c3429 0 1143-3048 4572-3048" svg:viewBox="0 0 4573 3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20:52:41.314585850</meta:creation-date>
    <dc:date>2019-05-19T21:07:15.827662073</dc:date>
    <meta:editing-duration>PT4M24S</meta:editing-duration>
    <meta:editing-cycles>1</meta:editing-cycles>
    <meta:document-statistic meta:object-count="8"/>
    <meta:generator>LibreOffice/6.0.7.3$Linux_X86_64 LibreOffice_project/00m0$Build-3</meta:generator>
  </office:meta>
</office:document-meta>
</file>